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JavaScript:</text:p>
      <text:p text:style-name="Standard"/>
      <text:p text:style-name="Standard">1. What is OOPS?</text:p>
      <text:p text:style-name="Standard">2. Types of Loops ?</text:p>
      <text:p text:style-name="Standard">3. What is Array<text:s/>and Array List?</text:p>
      <text:p text:style-name="Standard">4. What is Objects and Class?</text:p>
      <text:p text:style-name="Standard">5. What is pop, push, shift, unshift, split, splice?</text:p>
      <text:p text:style-name="Standard">6. Difference between map and<text:s/>forEach?</text:p>
      <text:p text:style-name="Standard">7. Differerence between TypeScript and Javascript?</text:p>
      <text:p text:style-name="Standard">8. What is ECMA?</text:p>
      <text:p text:style-name="Standard">9. What is es6 and es5?</text:p>
      <text:p text:style-name="Standard">10. Difference between var and let?</text:p>
      <text:p text:style-name="Standard">11. How we can delete, add values inside the object with and without using delete and add keyword?</text:p>
      <text:p text:style-name="Standard">12. What is hoisting?</text:p>
      <text:p text:style-name="Standard">13. What is Cloning?</text:p>
      <text:p text:style-name="Standard">14. What is Primitive and Non-Primitive Data types?</text:p>
      <text:p text:style-name="Standard">15. What is seal?</text:p>
      <text:p text:style-name="Standard">16. What is strict mode?</text:p>
      <text:p text:style-name="Standard">17. Difference between function and arrow function?</text:p>
      <text:p text:style-name="Standard">18. What is Promise?</text:p>
      <text:p text:style-name="Standard">19. What is Generator?</text:p>
      <text:p text:style-name="Standard">20. Explain Array methods (filter, reduce,<text:s/>include, map, for in loop, forEach, )</text:p>
      <text:p text:style-name="Standard">21. How many types of Condition in JS?</text:p>
      <text:p text:style-name="Standard">22. Difference between Import and Recover?</text:p>
      <text:p text:style-name="Standard">23. What is ToSteal?<text:s/><?opendocument cursor-position?></text:p>
      <text:p text:style-name="Standard"/>
      <text:p text:style-name="Standard"/>
      <text:p text:style-name="Standard">React<text:s/><text:tab/>JS:</text:p>
      <text:p text:style-name="Standard">1. Lifecycle in React JS?</text:p>
      <text:p text:style-name="Standard">2. Difference between Class and function?</text:p>
      <text:p text:style-name="Standard">3. Diffeence between dev.dependency and dependency?</text:p>
      <text:p text:style-name="Standard">4. Difference between package.json and package.lock.json?</text:p>
      <text:p text:style-name="Standard">5. What is babel and Webpack?</text:p>
      <text:p text:style-name="Standard">6. What is lifecycle in functional component?</text:p>
      <text:p text:style-name="Standard">7.Explain useEffect, useState, useContext,useMemo, useRef, ,useReducer, useMemo?</text:p>
      <text:p text:style-name="Standard">8. What is lifecycle in class component and what is purposes?</text:p>
      <text:p text:style-name="Standard">9. What is Error boundaries?</text:p>
      <text:p text:style-name="Standard">10. how to apply style in react js?</text:p>
      <text:p text:style-name="Standard">11. How to manage the state?</text:p>
      <text:p text:style-name="Standard">12. Difference between state and props?</text:p>
      <text:p text:style-name="Standard">13. State is immutable or not?</text:p>
      <text:p text:style-name="Standard">14. Why React is server side rendering and why is single page application?</text:p>
      <text:p text:style-name="Standard">15. Difference between DOM and Virtual Dom and explain what is it?</text:p>
      <text:p text:style-name="Standard">16. Difference between Redux and Redux toolkit?</text:p>
      <text:p text:style-name="Standard">17. What is Slice, Reducer, Provider, Store?</text:p>
      <text:p text:style-name="Standard">18. Architecture of Redux?</text:p>
      <text:p text:style-name="Standard">19. Difference btween export and import?</text:p>
      <text:p text:style-name="Standard">20. What is node module?</text:p>
      <text:p text:style-name="Standard">21. what is NVM?</text:p>
      <text:p text:style-name="Standard">22. How many Version in node and react and what you are using?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LL</meta:initial-creator>
    <dc:creator>DELL</dc:creator>
    <meta:creation-date>2022-09-27T20:34:00Z</meta:creation-date>
    <dc:date>2022-09-29T20:25:00Z</dc:date>
    <meta:template xlink:href="Normal" xlink:type="simple"/>
    <meta:editing-cycles>1</meta:editing-cycles>
    <meta:editing-duration>PT1260S</meta:editing-duration>
    <meta:document-statistic meta:page-count="2" meta:paragraph-count="3" meta:word-count="274" meta:character-count="1833" meta:row-count="13" meta:non-whitespace-character-count="1562"/>
  </office:meta>
</office:document-meta>
</file>